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8e2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8e2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78e2b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78e2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مُجَادلَةِ 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قَدْ سَمِعَ </text:span><text:span text:style-name="T5">۰</text:span><text:span text:style-name="T2">للَّهُ قَوْلَ </text:span><text:span text:style-name="T5">۰</text:span><text:span text:style-name="T2">لتِى تُجَـٰدِلُــكَ فِى زَوْجِهَا وَتَشْتَكِىٓ إِلَــي </text:span><text:span text:style-name="T5">۰</text:span><text:span text:style-name="T2">للَّهِ وَاللَّهُ يَسْمَعُ تَحَاوُرَكُمَآؐ إِنننَّ </text:span><text:span text:style-name="T5">۰</text:span><text:span text:style-name="T2">للَّهَ سَمِيعٛ بَصِير٘ؐ </text:span><text:span text:style-name="T3">(1)</text:span><text:span text:style-name="T2"> </text:span><text:span text:style-name="T5">۱</text:span><text:span text:style-name="T2">لذِينَ يَظَّهَّرُونَ مِنكُم مِّــن نِّسَآئِهِم مَّا هُــنَّ ٱُمَّهَـٰتِهِمُؐ; إِنُ </text:span><text:span text:style-name="T5">۷</text:span><text:span text:style-name="T2">مَّهَـٰتُهُمُ; إِلاَّ </text:span><text:span text:style-name="T5">۰ﹾ</text:span><text:span text:style-name="T2"> وَلَدْنَهُمْؐ وَإِنَّهُمْ لَيَقُولُونَ مُنكَراً مِّــنَ </text:span><text:span text:style-name="T5">۰</text:span><text:span text:style-name="T2">لْقَوْلِ وَزُوراًؐ وَإِنَّ </text:span><text:span text:style-name="T5">۰</text:span><text:span text:style-name="T2">للَّهَ لَعَفُوّﹲ غَفُورٌؐ </text:span><text:span text:style-name="T3">(2)</text:span><text:span text:style-name="T2"> وَالذِينَ يَظَّهَّرُونَ مِن نِّسَآئِهِمْ ثُمَّ يَعُودُونَ لِمَا قَالُواْ فَتَحْرۣيرُ رَقَبَةٍ مِّــن قَبْلِ أَنْ يَّتَمَآسَّاؐ ذَ؛لِكُمْ تُوعَظُونَ بِهِؐ” وَاللَّهُ بِمَا تَعْمَلُونَ خَبِيرٌؐ </text:span><text:span text:style-name="T3">(3)</text:span><text:span text:style-name="T2"> فَمَن لَّمْ يَجِدْ فَصِيَامُ شَهْرَيْــنۣ مُتَتَابِعَيْنِ مِــن قَبْلِ أَنْ يَّتَمَآسَّاؐ فَمَن لَّمْ يَسْتَطِعْ فَإِطْعَامُ سِتِّينَ مِسْكِيناًؐ ذَ؛لِــكَ لِتُومِنُواْ بِاللَّهِ وَرَسُولِهِؐ” وَتِلْــكَ حُدُودُ </text:span><text:span text:style-name="T5">۴</text:span><text:span text:style-name="T2">للَّهِؐ وَلِلْكۭـٰفِـرۣينَ عَذَاب٘ اَلِيم٘ؐ </text:span><text:span text:style-name="T3">(4)</text:span><text:span text:style-name="T2"> اِنَّ </text:span><text:span text:style-name="T5">۰</text:span><text:span text:style-name="T2">لذِيــنَ يُحَآدُّونَ </text:span><text:span text:style-name="T5">۰</text:span><text:span text:style-name="T2">للَّهَ وَرَسُولَهُ„ كُبِتُواْ كَمَا كُبِتَ </text:span><text:span text:style-name="T5">۰</text:span><text:span text:style-name="T2">لذِيــنَ مِن قَبْلِهِمْؐ وَقَدَ اَنزَلْنَآ ءَايَـٰتٙ بَيِّنَـٰتٍؐ وَلِلْكۭـٰفِـرۣيــنَ عَذَابٌ مُّهِينٌؐ </text:span><text:span text:style-name="T3">(5)</text:span><text:span text:style-name="T2"> يَوْمَ يَبْعَثُهُمُ </text:span><text:span text:style-name="T5">۴</text:span><text:span text:style-name="T2">للَّهُ جَمِيعاً</text:span></text:p>
      <text:p text:style-name="P3" loext:marker-style-name="T2"/>
      <text:p text:style-name="P4" loext:marker-style-name="T2"><text:span text:style-name="T2">56</text:span></text:p>
      <text:p text:style-name="P2" loext:marker-style-name="T2"><text:span text:style-name="T2">فَيُنَبِّيؖهُم بِمَا عَمِلُوٓاْؐ أَحْصۭيٰهُ </text:span><text:span text:style-name="T5">۴</text:span><text:span text:style-name="T2">للَّهُ وَنَسُوهُؐ وَاللَّهُ عَلَــيٰ كُلِّ شَيْءٍ شَهِيد٘ؐ </text:span><text:span text:style-name="T3">(6)</text:span><text:span text:style-name="T2"> اَلَمْ تَرَ أَنَّ </text:span><text:span text:style-name="T5">۰</text:span><text:span text:style-name="T2">للَّهَ يَعْلَمُ مَا فِى </text:span><text:span text:style-name="T5">۱</text:span><text:span text:style-name="T2">لسَّمَـٰوَ؛تِ وَمَا فِى </text:span><text:span text:style-name="T5">۱</text:span><text:span text:style-name="T2">لاَرْضضضِؐ مَا يَكُونُ مِن نَّجْوۭيٰ ثَـچَثَةٖ اِلاَّ هُوَ رَابِعُهُمْ وَلاَ خَمْسَةٖ اِلاَّ هُوَ سَادِسُهُمْ وَلآَ أَدْنۭيٰ مِن ذَ؛لِــكَ وَلآَ أَكْثَرَ إِلاَّ هُوَ مَعَهُمُ; أَيْــنَ مَا كَانُواْؐ ثُمَّ يُنَبِّيؖهُم بِمَا عَمِلُواْ يَوْمَ </text:span><text:span text:style-name="T5">۰</text:span><text:span text:style-name="T2">لْقِيَـٰمَةِؐ إِنَّ </text:span><text:span text:style-name="T5">۰</text:span><text:span text:style-name="T2">للَّهَ بِكُــلّۣ شَيْءٖ عَلِيم٘ؐ </text:span><text:span text:style-name="T3">(7)</text:span><text:span text:style-name="T2"> ® اَلَمْ تَرَ إِلَــي </text:span><text:span text:style-name="T5">۰</text:span><text:span text:style-name="T2">لذِينَ نُهُواْ عَـنِ </text:span><text:span text:style-name="T5">۱</text:span><text:span text:style-name="T2">ڤنَّجْوۭيٰ ثُمَّ يَعُودُونَ لِمَا نُهُواْ عَنْهُ وَيَتَنَـٰجَوْنَ بِالِاثْمِ وَالْعُدْوَ؛نِ وَمَعْصِيَتِ </text:span><text:span text:style-name="T5">۱</text:span><text:span text:style-name="T2">لرَّسُولِؐ وَإِذَا جَآءُوكككَ حَيَّوْكككَ بِمَا لَمْ يُحَيِّــكَ بِهِ </text:span><text:span text:style-name="T5">۱</text:span><text:span text:style-name="T2">للَّهُ وَيَقُولُونَ فِىٓ أَنفُسِهِمْ لَوْلاَ يُعَذِّبُنَا </text:span><text:span text:style-name="T5">۰</text:span><text:span text:style-name="T2">للَّهُ بِمَا نَقُولُؐ حَسْبُهُمْ جَهَنَّمُؐ يَصْلَوْنَهَاؐ فَبِيــسَ </text:span><text:span text:style-name="T5">۰</text:span><text:span text:style-name="T2">لْمَصِيرُؐ </text:span><text:span text:style-name="T3">(8)</text:span><text:span text:style-name="T2"> يَـٰٓأَيُّهَا </text:span><text:span text:style-name="T5">۰</text:span><text:span text:style-name="T2">لذِيــنَ ءَامَنُوٓاْ إِذَا تَنَـٰجَيْتُمْ فَلاَ تَتَنَـٰجَوْاْ بِالِاثْمِ وَالْعُدْوَ؛نِ وَمَعْصِيَتِ </text:span><text:span text:style-name="T5">۱</text:span><text:span text:style-name="T2">لرَّسُولِؐ وَتَنَـٰجَوْاْ بِالْبِرّۣ وَالتَّقْوۭيٰؐ وَاتَّقُواْ </text:span><text:span text:style-name="T5">۴</text:span><text:span text:style-name="T2">للَّهَ </text:span><text:span text:style-name="T5">۰ﻟ</text:span><text:span text:style-name="T2">ـذِىٓ إِلَيْهِ تُحْشَرُونَؐ </text:span><text:span text:style-name="T3">(9)</text:span><text:span text:style-name="T2"> إِنَّمَا </text:span><text:span text:style-name="T5">۰</text:span><text:span text:style-name="T2">لنَّجْوۭيٰ مِــنَ </text:span><text:span text:style-name="T5">۰</text:span><text:span text:style-name="T2">لشَّيْطَـٰنِ ڤِيُحْزۣنَ </text:span><text:span text:style-name="T5">۰</text:span><text:span text:style-name="T2">لذِيــنَ ءَامَنُواْ وَلَيْسَ بِضَآرّۣهِمْ شَيْـٔاٗ اِلاَّ بِإِذْنِ </text:span><text:span text:style-name="T5">۱</text:span><text:span text:style-name="T2">للَّهِؐ وَعَلَــي </text:span><text:span text:style-name="T5">۰</text:span><text:span text:style-name="T2">للَّهِ فَلْيَتَوَكَّـلِ </text:span><text:span text:style-name="T5">۱</text:span><text:span text:style-name="T2">لْمُومِنُونَؐ </text:span><text:span text:style-name="T3">(10)</text:span><text:span text:style-name="T2"> يَـٰٓأَيُّهَا </text:span><text:span text:style-name="T5">۰</text:span><text:span text:style-name="T2">لذِيــنَ ءَامَنُوٓاْ</text:span></text:p>
      <text:p text:style-name="P3" loext:marker-style-name="T2"/>
      <text:p text:style-name="P4" loext:marker-style-name="T2"><text:span text:style-name="T2">564</text:span></text:p>
      <text:p text:style-name="P2" loext:marker-style-name="T2"><text:span text:style-name="T2">إِذَا قِيــلَ لَكُمْ تَفَسَّحُواْ فِى </text:span><text:span text:style-name="T5">۱</text:span><text:span text:style-name="T2">ڤْمَجْلِـسِ فَافْسَحُواْ يَفْسَحِ </text:span><text:span text:style-name="T5">۱</text:span><text:span text:style-name="T2">للَّهُ لَكُمْؐ وَإِذَا قِيــلَ </text:span><text:span text:style-name="T5">۸</text:span><text:span text:style-name="T2">نشُزُواْ فَانشُزُواْ يَرْفَــعِ </text:span><text:span text:style-name="T5">۱</text:span><text:span text:style-name="T2">للَّهُ </text:span><text:span text:style-name="T5">۴</text:span><text:span text:style-name="T2">لذِيــنَ ءَامَنُواْ مِنكُمْ وَالذِينَ ٱُوتُواْ </text:span><text:span text:style-name="T5">۴</text:span><text:span text:style-name="T2">لْعِلْمَ دَرَجَـٰتٍؐ وَاللَّهُ بِمَا تَعْمَلُونَ خَبِيرٌؐ </text:span><text:span text:style-name="T3">(11)</text:span><text:span text:style-name="T2"> يَـٰٓأَيُّهَا </text:span><text:span text:style-name="T5">۰</text:span><text:span text:style-name="T2">لذِيــنَ ءَامَنُوٓاْ إِذَا نَـٰجَيْتُمُ </text:span><text:span text:style-name="T5">۴</text:span><text:span text:style-name="T2">لرَّسُولَ فَقَدِّمُواْ بَيْنَ ¢ نَجْوۭيٰكُمْ صَدَقَةًؐ ذَ؛لِــكَ خَيْرٌ لَّكُمْ وَأَطْهَرُؐ فَإِن لَّمْ تَجِدُواْ فَإِنَّ </text:span><text:span text:style-name="T5">۰</text:span><text:span text:style-name="T2">للَّهَ غَفُورٌ رَّحِيم٘ؐ </text:span><text:span text:style-name="T3">(12)</text:span><text:span text:style-name="T2"> —آشْفَقْتُمُ; أَن تُقَدِّمُواْ بَيْنَ ¢ نَجْوۭيٰكُمْ صَدَقَـٰتٍؐ فَإِذْ لَمْ تَفْعَلُواْ وَتَابَ </text:span><text:span text:style-name="T5">۰</text:span><text:span text:style-name="T2">للَّهُ عَلَيْكُمْ فَأَقِيمُواْ </text:span><text:span text:style-name="T5">۴</text:span><text:span text:style-name="T2">لصَّلَوٰةَ وَءَاتُواْ </text:span><text:span text:style-name="T5">۴</text:span><text:span text:style-name="T2">لزَّكَوٰةَؐ وَأَطِيعُواْ </text:span><text:span text:style-name="T5">۴</text:span><text:span text:style-name="T2">للَّهَ وَرَسُولَهُؐ, وَاللَّهُ خَبِيرٛ بِمَا تَعْمَلُونَؐ </text:span><text:span text:style-name="T3">(13)</text:span><text:span text:style-name="T2"> © أَلَمْ تَرَ إِلَي </text:span><text:span text:style-name="T5">۰</text:span><text:span text:style-name="T2">لذِينَ تَوَلَّوْاْ قَوْماٗ غَضِبَ </text:span><text:span text:style-name="T5">۰</text:span><text:span text:style-name="T2">للَّهُ عَلَيْهِم مَّا هُم مِّنكُمْ وَلاَ مِنْهُمْ وَيَحْلِفُونَ عَلَــي </text:span><text:span text:style-name="T5">۰</text:span><text:span text:style-name="T2">لْكَذِبِ وَهُمْ يَعْلَمُونَؐ </text:span><text:span text:style-name="T3">(14)</text:span><text:span text:style-name="T2"> أَعَدَّ </text:span><text:span text:style-name="T5">۰</text:span><text:span text:style-name="T2">للَّهُ لَهُمْ عَذَاباً شَدِيداٗؐ اِنَّهُمْ سَآءَ مَا كَانُواْ يَعْمَلُونَؐ </text:span><text:span text:style-name="T3">(15)</text:span><text:span text:style-name="T2"> "تَّخَذُوٓاْ أَيْمَـٰنَهُمْ جُنَّةً فَصَدُّواْ عَــن سَبِيـلِ </text:span><text:span text:style-name="T5">۱</text:span><text:span text:style-name="T2">للَّهِ فَلَهُمْ عَذَابٌ مُّهِينٌؐ </text:span><text:span text:style-name="T3">(16)</text:span><text:span text:style-name="T2"> لَّــن تُغْنِــيَ عَنْهُمُ; أَمْوَ؛لُهُمْ وَلآَ أَوْچَدُهُم مِّــنَ </text:span><text:span text:style-name="T5">۰</text:span><text:span text:style-name="T2">للَّهِ شَيْـٔاٗؐ </text:span><text:span text:style-name="T5">۷</text:span><text:span text:style-name="T2">وْلَئِكَ أَصْحَـٰبُ </text:span><text:span text:style-name="T5">۴</text:span><text:span text:style-name="T2">لنّۭارۣ هُمْ فِيهَا خَـٰلِدُونَؐ </text:span><text:span text:style-name="T3">(17)</text:span><text:span text:style-name="T2"> يَوْمَ</text:span></text:p>
      <text:p text:style-name="P3" loext:marker-style-name="T2"/>
      <text:p text:style-name="P4" loext:marker-style-name="T2"><text:span text:style-name="T2">565</text:span></text:p>
      <text:p text:style-name="P2" loext:marker-style-name="T2"><text:span text:style-name="T2">يَبْعَثُهُمُ </text:span><text:span text:style-name="T5">۴</text:span><text:span text:style-name="T2">للَّهُ جَمِيعاً فَيَحْلِفُونَ لَهُ„ كَمَا يَحْلِفُونَ لَكُمْ وَيَحْسِبُونَ أَنَّهُمْ عَلَيٰ شَيْءٖؐ اَلآَ إِنَّهُمْ هُمُ </text:span><text:span text:style-name="T5">۴</text:span><text:span text:style-name="T2">لْكَـٰذِبُونَؐ </text:span><text:span text:style-name="T3">(18)</text:span><text:span text:style-name="T2"> "سْتَحْوَذَ عَلَيْهِمُ </text:span><text:span text:style-name="T5">۴</text:span><text:span text:style-name="T2">لشَّيْطَـٰنُ فَأَنسۭيٰهُمْ ذِكْرَ </text:span><text:span text:style-name="T5">۰</text:span><text:span text:style-name="T2">للَّهِؐ ٱُوْلَئِكَ حِزْبُ </text:span><text:span text:style-name="T5">۴</text:span><text:span text:style-name="T2">لشَّيْطَـٰــنۣؐ أَلآَ إِنَّ حِزْبَ </text:span><text:span text:style-name="T5">۰</text:span><text:span text:style-name="T2">لشَّيْطَـٰنِ هُمُ </text:span><text:span text:style-name="T5">۴</text:span><text:span text:style-name="T2">لْخَـٰسِرُونَؐ </text:span><text:span text:style-name="T3">(19)</text:span><text:span text:style-name="T2"> إِنَّ </text:span><text:span text:style-name="T5">۰</text:span><text:span text:style-name="T2">لذِيــنَ يُحَآدُّونَ </text:span><text:span text:style-name="T5">۰</text:span><text:span text:style-name="T2">للَّهَ وَرَسُولَهُ; ٱُوْلَئِكَ فِى </text:span><text:span text:style-name="T5">۱</text:span><text:span text:style-name="T2">لاَذَلِّيــنَؐ كَتَبَ </text:span><text:span text:style-name="T5">۰</text:span><text:span text:style-name="T2">للَّهُ لَأَغْلِبَــنَّ أَنَا وَرُسُلِيَؐ إِنَّ </text:span><text:span text:style-name="T5">۰</text:span><text:span text:style-name="T2">للَّهَ قَوۣيّﹲ عَزۣيزٌؐ </text:span><text:span text:style-name="T3">(20)</text:span><text:span text:style-name="T2"> لاَّ تَجِدُ قَوْماً يُومِنُونَ بِاللَّهِ وَالْيَوْمِ </text:span><text:span text:style-name="T5">۱</text:span><text:span text:style-name="T2">لاَخِرۣ يُوَآدُّونَ مَــنْ حَآدَّ </text:span><text:span text:style-name="T5">۰</text:span><text:span text:style-name="T2">للَّهَ وَرَسُولَهُ„ وَلَوْ كَانُوٓاْ ءَابَآءَهُمُ; أَوَ اَبْنَآءَهُمُ; أَوۣ اِخْوَ؛نَهُمُ; أَوْ عَشِيرَتَهُمُؐ; ٱُوْلَئِكَ كَتَبَ فِى قُلُوبِهِمُ </text:span><text:span text:style-name="T5">۴</text:span><text:span text:style-name="T2">لِايمَـٰنَ وَأَيَّدَهُم بِرُوحٍ مِّنْهُ وَيُدْخِلُهُمْ جَنَّـٰتٍ تَجْرۣى مِــن تَحْتِهَا </text:span><text:span text:style-name="T5">۰</text:span><text:span text:style-name="T2">لاَنْهَـٰرُ خَـٰلِدِينَ فِيهَاؐ رَضِــيَ </text:span><text:span text:style-name="T5">۰</text:span><text:span text:style-name="T2">للَّهُ عَنْهُمْ وَرَضُواْ عَنْهُؐ ٱُوْلَئِكَ حِزْبُ </text:span><text:span text:style-name="T5">۴</text:span><text:span text:style-name="T2">للَّهِؐ أَلآَ إِنَّ حِزْبَ </text:span><text:span text:style-name="T5">۰</text:span><text:span text:style-name="T2">للَّهِ هُمُ </text:span><text:span text:style-name="T5">۴</text:span><text:span text:style-name="T2">ڤْمُفْڤِحُونَ </text:span><text:span text:style-name="T3">(21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8:55.439651248</meta:creation-date>
    <dc:date>2025-03-03T14:19:10.270412939</dc:date>
    <meta:editing-duration>PT16S</meta:editing-duration>
    <meta:editing-cycles>1</meta:editing-cycles>
    <meta:document-statistic meta:table-count="0" meta:image-count="0" meta:object-count="0" meta:page-count="4" meta:paragraph-count="8" meta:word-count="506" meta:character-count="2784" meta:non-whitespace-character-count="2285"/>
    <meta:generator>LibreOffice/24.8.2.1$Linux_X86_64 LibreOffice_project/0f794b6e29741098670a3b95d60478a65d05ef13</meta:generator>
  </office:meta>
</office:document-meta>
</file>